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e53d" officeooo:paragraph-rsid="0000e53d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0e53d" officeooo:paragraph-rsid="0000e5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– اعضای این انجمن صرفاً دانشجوی واحد علوم و تحقیقات هستند.</text:p>
      <text:p text:style-name="P2">۲ – صلاحیت علمی و توانایی تدریس اعضا برای تدریس موضوعات برنامه‌نویسی باید احراز شود.</text:p>
      <text:p text:style-name="P2">۳ – فارغ‌التحصیلان – معلمین غیر دانشجو – استادان به عنوان عضو وابسته حق رأی ندارند.</text:p>
      <text:p text:style-name="P2">۴ – برخی از افراد صلاحیت علمی تدریس ندارند. اما به خاطر توانایی مدیریتی و یا علاقه‌مندی به عنوان عضو وابسته به عضویت انجمن در می‌آیند.</text:p>
      <text:p text:style-name="P2">۵- صرفاً اعضای اصلی حق رأی دارند.</text:p>
      <text:p text:style-name="P2">۶- احراز صلاحیت اعضای اصلی و دیگر مقررات به عهده تیم مدیریتی انجمن است.</text:p>
      <text:p text:style-name="P2"/>
      <text:p text:style-name="P2"/>
      <text:p text:style-name="P2">- این انجمن باید قابل تکثیر در سایر واحدهای دانشگاهی باشد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4:27:50.737993371</meta:creation-date>
    <meta:generator>LibreOffice/7.3.7.2$Linux_X86_64 LibreOffice_project/30$Build-2</meta:generator>
    <dc:date>2024-05-22T04:36:52.791375557</dc:date>
    <meta:editing-duration>PT9M3S</meta:editing-duration>
    <meta:editing-cycles>1</meta:editing-cycles>
    <meta:document-statistic meta:table-count="0" meta:image-count="0" meta:object-count="0" meta:page-count="1" meta:paragraph-count="8" meta:word-count="97" meta:character-count="528" meta:non-whitespace-character-count="433"/>
  </office:meta>
</office:document-meta>
</file>